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83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4.07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1.143cm" svg:x="3.54cm" svg:y="2.016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26cm" svg:height="1.27cm" svg:x="3.54cm" svg:y="5.191cm">
          <text:p text:style-name="P1">Object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334cm" svg:height="1.27cm" svg:x="6.742cm" svg:y="13.077cm">
          <text:p text:style-name="P1">Qua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953cm" svg:y1="3.159cm" svg:x2="5.953cm" svg:y2="5.191cm" draw:start-shape="id1" draw:start-glue-point="2" draw:end-shape="id2" draw:end-glue-point="0" svg:d="M5953 3159v2032" svg:viewBox="0 0 1 2033">
          <text:p/>
        </draw:connector>
        <draw:custom-shape draw:style-name="gr3" draw:text-style-name="P1" xml:id="id4" draw:id="id4" draw:layer="layout" svg:width="5.334cm" svg:height="1.27cm" svg:x="6.742cm" svg:y="15.871cm">
          <text:p text:style-name="P1">Typ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409cm" svg:y1="14.347cm" svg:x2="9.409cm" svg:y2="15.871cm" draw:start-shape="id3" draw:start-glue-point="2" draw:end-shape="id4" draw:end-glue-point="0" svg:d="M9409 14347v1524" svg:viewBox="0 0 1 1525">
          <text:p/>
        </draw:connector>
        <draw:custom-shape draw:style-name="gr5" draw:text-style-name="P1" xml:id="id6" draw:id="id6" draw:layer="layout" svg:width="4.572cm" svg:height="1.143cm" svg:x="13.854cm" svg:y="14.655cm">
          <text:p text:style-name="P1">Constant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572cm" svg:height="1.143cm" svg:x="13.854cm" svg:y="13.331cm">
          <text:p text:style-name="P1">Time Series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.572cm" svg:height="1.143cm" svg:x="13.854cm" svg:y="15.979cm">
          <text:p text:style-name="P1">Express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.572cm" svg:height="1.143cm" svg:x="13.854cm" svg:y="17.376cm">
          <text:p text:style-name="P1">Balance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572cm" svg:height="1.143cm" svg:x="13.854cm" svg:y="18.773cm">
          <text:p text:style-name="P1">Global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s" svg:x1="12.076cm" svg:y1="16.506cm" svg:x2="13.854cm" svg:y2="13.902cm" draw:start-shape="id4" draw:start-glue-point="1" draw:end-shape="id5" draw:end-glue-point="3" svg:d="M12076 16506h501l776-2604h501" svg:viewBox="0 0 1779 2605">
          <text:p/>
        </draw:connector>
        <draw:connector draw:style-name="gr6" draw:text-style-name="P2" draw:layer="layout" draw:type="lines" svg:x1="12.076cm" svg:y1="16.506cm" svg:x2="13.854cm" svg:y2="15.226cm" draw:start-shape="id4" draw:start-glue-point="1" draw:end-shape="id6" draw:end-glue-point="3" svg:d="M12076 16506h501l776-1280h501" svg:viewBox="0 0 1779 1281">
          <text:p/>
        </draw:connector>
        <draw:connector draw:style-name="gr6" draw:text-style-name="P2" draw:layer="layout" draw:type="lines" svg:x1="12.076cm" svg:y1="16.506cm" svg:x2="13.854cm" svg:y2="16.55cm" draw:start-shape="id4" draw:start-glue-point="1" draw:end-shape="id7" draw:end-glue-point="3" svg:d="M12076 16506h501l776 44h501" svg:viewBox="0 0 1779 45">
          <text:p/>
        </draw:connector>
        <draw:connector draw:style-name="gr6" draw:text-style-name="P2" draw:layer="layout" draw:type="lines" svg:x1="12.076cm" svg:y1="16.506cm" svg:x2="13.854cm" svg:y2="17.947cm" draw:start-shape="id4" draw:start-glue-point="1" draw:end-shape="id8" svg:d="M12076 16506h501l776 1441h501" svg:viewBox="0 0 1779 1442">
          <text:p/>
        </draw:connector>
        <draw:connector draw:style-name="gr6" draw:text-style-name="P2" draw:layer="layout" draw:type="lines" svg:x1="12.076cm" svg:y1="16.506cm" svg:x2="13.854cm" svg:y2="19.344cm" draw:start-shape="id4" draw:start-glue-point="1" draw:end-shape="id9" svg:d="M12076 16506h501l776 2838h501" svg:viewBox="0 0 1779 2839">
          <text:p/>
        </draw:connector>
        <draw:custom-shape draw:style-name="gr3" draw:text-style-name="P1" xml:id="id10" draw:id="id10" draw:layer="layout" svg:width="5.334cm" svg:height="1.27cm" svg:x="6.715cm" svg:y="8.366cm">
          <text:p text:style-name="P1">Typ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953cm" svg:y1="6.461cm" svg:x2="9.382cm" svg:y2="8.366cm" draw:start-shape="id2" draw:start-glue-point="2" draw:end-shape="id10" draw:end-glue-point="0" svg:d="M5953 6461v953h3429v952" svg:viewBox="0 0 3430 1906">
          <text:p/>
        </draw:connector>
        <draw:connector draw:style-name="gr4" draw:text-style-name="P1" draw:layer="layout" svg:x1="9.382cm" svg:y1="9.636cm" svg:x2="9.409cm" svg:y2="13.077cm" draw:start-shape="id10" draw:start-glue-point="2" draw:end-shape="id3" draw:end-glue-point="0" svg:d="M9382 9636v1721h27v1720" svg:viewBox="0 0 28 34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5:55:46.478662758</meta:creation-date>
    <dc:date>2018-08-21T09:40:07.993117978</dc:date>
    <meta:editing-duration>P13DT17H13M50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